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EntityManagerInViewInterceptor.getParticipate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EntityManagerInViewInterceptor.decrementParticipateCount( Web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penEntityManagerInViewInterceptor.applyEntityManagerBindingInterceptor( WebAsyncManager asyncManager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enEntityManagerInViewInterceptor.afterCompletion( WebRequest request , @ Nullable 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enEntityManagerInViewInterceptor.preHandle( Web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OpenEntityManagerInViewInterceptor.afterConcurrentHandlingStarted( Web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nEntityManagerInViewInterceptor.postHandle( WebRequest request , @ Nullable ModelMap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